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0EC08AEDCDAE5B86211.jpg" manifest:media-type="image/jpeg"/>
  <manifest:file-entry manifest:full-path="Pictures/10000201000001DD000000BFCBD71CA060767EA9.png" manifest:media-type="image/png"/>
  <manifest:file-entry manifest:full-path="Pictures/TablePreview2.svm" manifest:media-type=""/>
  <manifest:file-entry manifest:full-path="Pictures/10000000000000A200000049EC4E7AB18BDF4498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2.276cm" fo:min-width="1.026cm" fo:padding-top="0.175cm" fo:padding-bottom="0.175cm" fo:padding-left="0.3cm" fo:padding-right="0.3cm"/>
    </style:style>
    <style:style style:name="gr3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2.276cm" fo:min-width="1.026cm" fo:padding-top="0.175cm" fo:padding-bottom="0.175cm" fo:padding-left="0.3cm" fo:padding-right="0.3cm"/>
    </style:style>
    <style:style style:name="gr4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2.226cm" fo:padding-top="0.175cm" fo:padding-bottom="0.175cm" fo:padding-left="0.3cm" fo:padding-right="0.3cm"/>
    </style:style>
    <style:style style:name="gr5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2.226cm" fo:padding-top="0.175cm" fo:padding-bottom="0.175cm" fo:padding-left="0.3cm" fo:padding-right="0.3cm"/>
    </style:style>
    <style:style style:name="gr6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4.226cm" fo:padding-top="0.175cm" fo:padding-bottom="0.175cm" fo:padding-left="0.3cm" fo:padding-right="0.3cm"/>
    </style:style>
    <style:style style:name="gr7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7cm" fo:min-width="4.225cm" fo:padding-top="0.175cm" fo:padding-bottom="0.175cm" fo:padding-left="0.3cm" fo:padding-right="0.3cm"/>
    </style:style>
    <style:style style:name="gr8" style:family="graphic" style:parent-style-name="standard" style:list-style-name="L4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1.026cm" fo:padding-top="0.175cm" fo:padding-bottom="0.175cm" fo:padding-left="0.3cm" fo:padding-right="0.3cm"/>
    </style:style>
    <style:style style:name="gr9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6cm" fo:min-width="2.626cm" fo:padding-top="0.175cm" fo:padding-bottom="0.175cm" fo:padding-left="0.3cm" fo:padding-right="0.3cm"/>
    </style:style>
    <style:style style:name="gr10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6cm" fo:min-width="2.626cm" fo:padding-top="0.175cm" fo:padding-bottom="0.175cm" fo:padding-left="0.3cm" fo:padding-right="0.3cm"/>
    </style:style>
    <style:style style:name="gr11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10.425cm" fo:padding-top="0.175cm" fo:padding-bottom="0.175cm" fo:padding-left="0.3cm" fo:padding-right="0.3cm"/>
    </style:style>
    <style:style style:name="gr12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3.876cm" fo:min-width="1.026cm" fo:padding-top="0.175cm" fo:padding-bottom="0.175cm" fo:padding-left="0.3cm" fo:padding-right="0.3cm"/>
    </style:style>
    <style:style style:name="gr13" style:family="graphic" style:parent-style-name="objectwithoutfill" style:list-style-name="L4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 style:list-style-name="L4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 style:list-style-name="L4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3.894cm" fo:min-width="0.844cm" fo:padding-top="0.175cm" fo:padding-bottom="0.175cm" fo:padding-left="0.3cm" fo:padding-right="0.3cm"/>
    </style:style>
    <style:style style:name="gr17" style:family="graphic" style:parent-style-name="standard" style:list-style-name="L4">
      <style:graphic-properties draw:stroke="none" svg:stroke-color="#2bd27e" draw:fill="solid" draw:fill-color="#ffffff" draw:textarea-horizontal-align="justify" draw:textarea-vertical-align="middle" draw:auto-grow-height="false" fo:min-height="10.35cm" fo:min-width="0.612cm"/>
    </style:style>
    <style:style style:name="gr18" style:family="graphic" style:parent-style-name="standard" style:list-style-name="L4">
      <style:graphic-properties draw:stroke="none" svg:stroke-color="#2bd27e" draw:fill="solid" draw:fill-color="#ffffff" draw:textarea-horizontal-align="justify" draw:textarea-vertical-align="middle" draw:auto-grow-height="false" fo:min-height="0.497cm" fo:min-width="12.3cm"/>
    </style:style>
    <style:style style:name="gr19" style:family="graphic" style:parent-style-name="standard" style:list-style-name="L4">
      <style:graphic-properties draw:stroke="none" svg:stroke-color="#2bd27e" draw:fill="solid" draw:fill-color="#ffffff" draw:textarea-horizontal-align="justify" draw:textarea-vertical-align="middle" draw:auto-grow-height="false" fo:min-height="10.35cm" fo:min-width="0.612cm"/>
    </style:style>
    <style:style style:name="gr20" style:family="graphic" style:parent-style-name="standard" style:list-style-name="L4">
      <style:graphic-properties draw:stroke="none" svg:stroke-color="#2bd27e" draw:fill="solid" draw:fill-color="#ffffff" draw:textarea-horizontal-align="justify" draw:textarea-vertical-align="middle" draw:auto-grow-height="false" fo:min-height="0.797cm" fo:min-width="12.3cm"/>
    </style:style>
    <style:style style:name="gr21" style:family="graphic" style:parent-style-name="standard" style:list-style-name="L4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0.136cm" fo:min-width="12.128cm" fo:padding-top="0.175cm" fo:padding-bottom="0.175cm" fo:padding-left="0.3cm" fo:padding-right="0.3cm"/>
    </style:style>
    <style:style style:name="gr22" style:family="graphic" style:parent-style-name="standard" style:list-style-name="L4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534cm" fo:min-width="0.485cm" fo:padding-top="0.175cm" fo:padding-bottom="0.175cm" fo:padding-left="0.3cm" fo:padding-right="0.3cm"/>
    </style:style>
    <style:style style:name="gr23" style:family="graphic" style:parent-style-name="standard" style:list-style-name="L4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534cm" fo:min-width="0.485cm" fo:padding-top="0.175cm" fo:padding-bottom="0.175cm" fo:padding-left="0.3cm" fo:padding-right="0.3cm"/>
    </style:style>
    <style:style style:name="gr24" style:family="graphic" style:parent-style-name="standard" style:list-style-name="L4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571cm" fo:min-width="0.142cm" fo:padding-top="0.175cm" fo:padding-bottom="0.175cm" fo:padding-left="0.3cm" fo:padding-right="0.3cm"/>
    </style:style>
    <style:style style:name="gr25" style:family="graphic" style:parent-style-name="standard" style:list-style-name="L4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571cm" fo:min-width="0.142cm" fo:padding-top="0.175cm" fo:padding-bottom="0.175cm" fo:padding-left="0.3cm" fo:padding-right="0.3cm"/>
    </style:style>
    <style:style style:name="gr26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1.025cm" fo:padding-top="0.175cm" fo:padding-bottom="0.175cm" fo:padding-left="0.3cm" fo:padding-right="0.3cm"/>
    </style:style>
    <style:style style:name="gr27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4.026cm" fo:padding-top="0.175cm" fo:padding-bottom="0.175cm" fo:padding-left="0.3cm" fo:padding-right="0.3cm"/>
    </style:style>
    <style:style style:name="gr28" style:family="graphic" style:parent-style-name="standard" style:list-style-name="L4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1.025cm" fo:padding-top="0.175cm" fo:padding-bottom="0.175cm" fo:padding-left="0.3cm" fo:padding-right="0.3cm"/>
    </style:style>
    <style:style style:name="gr29" style:family="graphic" style:parent-style-name="standard" style:list-style-name="L4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982cm" fo:min-width="4.31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046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8.838cm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1.245cm" fo:min-width="0cm" fo:padding-top="0cm" fo:padding-bottom="0cm" fo:padding-left="0cm" fo:padding-right="0cm" fo:wrap-option="wrap" draw:shadow-color="#808080"/>
    </style:style>
    <style:style style:name="pr5" style:family="presentation" style:parent-style-name="Titel1-outline1" style:list-style-name="L3"/>
    <style:style style:name="pr6" style:family="presentation" style:parent-style-name="Titel1-notes">
      <style:graphic-properties draw:stroke="none" draw:fill="none" draw:fill-color="#ffffff" fo:min-height="8.848cm"/>
    </style:style>
    <style:style style:name="pr7" style:family="presentation" style:parent-style-name="Titel1-outline1" style:list-style-name="L3"/>
    <style:style style:name="pr8" style:family="presentation" style:parent-style-name="Titel1-outline1" style:list-style-name="L3"/>
    <style:style style:name="pr9" style:family="presentation" style:parent-style-name="Titel1-outline1" style:list-style-name="L3"/>
    <style:style style:name="co1" style:family="table-column">
      <style:table-column-properties style:column-width="3.157cm" style:use-optimal-column-width="false"/>
    </style:style>
    <style:style style:name="co2" style:family="table-column">
      <style:table-column-properties style:column-width="3.158cm" style:use-optimal-column-width="false"/>
    </style:style>
    <style:style style:name="co3" style:family="table-column">
      <style:table-column-properties style:column-width="5.842cm" style:use-optimal-column-width="false"/>
    </style:style>
    <style:style style:name="co4" style:family="table-column">
      <style:table-column-properties style:column-width="2.475cm" style:use-optimal-column-width="false"/>
    </style:style>
    <style:style style:name="co5" style:family="table-column">
      <style:table-column-properties style:column-width="3.582cm" style:use-optimal-column-width="false"/>
    </style:style>
    <style:style style:name="co6" style:family="table-column">
      <style:table-column-properties style:column-width="4.005cm" style:use-optimal-column-width="false"/>
    </style:style>
    <style:style style:name="co7" style:family="table-column">
      <style:table-column-properties style:column-width="4.038cm" style:use-optimal-column-width="false"/>
    </style:style>
    <style:style style:name="co8" style:family="table-column">
      <style:table-column-properties style:column-width="5.211cm" style:use-optimal-column-width="false"/>
    </style:style>
    <style:style style:name="ro1" style:family="table-row">
      <style:table-row-properties style:row-height="2.595cm"/>
    </style:style>
    <style:style style:name="ro2" style:family="table-row">
      <style:table-row-properties style:row-height="2.602cm"/>
    </style:style>
    <style:style style:name="ro3" style:family="table-row">
      <style:table-row-properties style:row-height="1.199cm"/>
    </style:style>
    <style:style style:name="ro4" style:family="table-row">
      <style:table-row-properties style:row-height="1.835cm"/>
    </style:style>
    <style:style style:name="ro5" style:family="table-row">
      <style:table-row-properties style:row-height="1.023cm"/>
    </style:style>
    <style:style style:name="ce1" style:family="table-cell">
      <loext:graphic-properties draw:fill="none" draw:fill-color="#ffffff" draw:textarea-vertical-align="middle"/>
      <style:paragraph-properties fo:text-align="center" fo:border="1.13pt solid #000000"/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ce2" style:family="table-cell">
      <loext:graphic-properties draw:fill="none" draw:fill-color="#ffffff" draw:textarea-vertical-align="middle"/>
      <style:paragraph-properties fo:text-align="center" fo:border="1.13pt solid #000000"/>
      <style:text-properties fo:color="#b3b3b3" fo:font-size="32pt" fo:font-weight="bold" fo:background-color="transparent" style:font-size-asian="32pt" style:font-weight-asian="bold" style:font-size-complex="32pt" style:font-weight-complex="bold"/>
    </style:style>
    <style:style style:name="ce3" style:family="table-cell">
      <loext:graphic-properties draw:fill="none" draw:fill-color="#ffffff" draw:textarea-vertical-align="middle"/>
      <style:paragraph-properties fo:text-align="center" fo:border="1.13pt solid #000000"/>
      <style:text-properties fo:color="#b2b2b2" fo:font-size="32pt" fo:font-weight="bold" fo:background-color="transparent" style:font-size-asian="32pt" style:font-weight-asian="bold" style:font-size-complex="32pt" style:font-weight-complex="bold"/>
    </style:style>
    <style:style style:name="ce4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5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6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7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8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9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10" style:family="table-cell">
      <style:paragraph-properties style:writing-mode="lr-tb"/>
    </style:style>
    <style:style style:name="ce11" style:family="table-cell">
      <loext:graphic-properties draw:textarea-vertical-align="middle"/>
      <style:paragraph-properties fo:text-align="center" style:writing-mode="lr-tb"/>
    </style:style>
    <style:style style:name="ce12" style:family="table-cell">
      <loext:graphic-properties draw:textarea-vertical-align="middle"/>
      <style:paragraph-properties fo:text-align="center" style:writing-mode="lr-tb"/>
    </style:style>
    <style:style style:name="ce13" style:family="table-cell">
      <loext:graphic-properties draw:textarea-vertical-align="middle"/>
      <style:paragraph-properties fo:text-align="center" style:writing-mode="lr-tb"/>
    </style:style>
    <style:style style:name="ce14" style:family="table-cell">
      <loext:graphic-properties draw:textarea-vertical-align="middle"/>
      <style:paragraph-properties fo:text-align="center" style:writing-mode="lr-tb"/>
    </style:style>
    <style:style style:name="ce15" style:family="table-cell">
      <loext:graphic-properties draw:textarea-vertical-align="middle"/>
      <style:paragraph-properties fo:text-align="center" style:writing-mode="lr-tb"/>
    </style:style>
    <style:style style:name="ce16" style:family="table-cell">
      <loext:graphic-properties draw:textarea-vertical-align="middle"/>
      <style:paragraph-properties fo:text-align="center" style:writing-mode="lr-tb"/>
    </style:style>
    <style:style style:name="ce17" style:family="table-cell">
      <loext:graphic-properties draw:textarea-vertical-align="middle"/>
      <style:paragraph-properties fo:text-align="center" style:writing-mode="lr-tb"/>
    </style:style>
    <style:style style:name="ce18" style:family="table-cell">
      <loext:graphic-properties draw:textarea-vertical-align="middle"/>
      <style:paragraph-properties fo:text-align="center" style:writing-mode="lr-tb"/>
    </style:style>
    <style:style style:name="ce19" style:family="table-cell">
      <loext:graphic-properties draw:textarea-vertical-align="middle"/>
      <style:paragraph-properties fo:text-align="center" style:writing-mode="lr-tb"/>
    </style:style>
    <style:style style:name="ce20" style:family="table-cell">
      <loext:graphic-properties draw:textarea-vertical-align="middle"/>
      <style:paragraph-properties fo:text-align="center" style:writing-mode="lr-tb"/>
    </style:style>
    <style:style style:name="ce21" style:family="table-cell">
      <loext:graphic-properties draw:textarea-vertical-align="middle"/>
      <style:paragraph-properties fo:text-align="center" style:writing-mode="lr-tb"/>
    </style:style>
    <style:style style:name="ce22" style:family="table-cell">
      <loext:graphic-properties draw:textarea-vertical-align="middle"/>
      <style:paragraph-properties fo:text-align="center" style:writing-mode="lr-tb"/>
    </style:style>
    <style:style style:name="ce23" style:family="table-cell">
      <loext:graphic-properties draw:textarea-vertical-align="middle"/>
      <style:paragraph-properties fo:text-align="center" style:writing-mode="lr-tb"/>
    </style:style>
    <style:style style:name="ce24" style:family="table-cell">
      <loext:graphic-properties draw:textarea-vertical-align="middle"/>
      <style:paragraph-properties fo:text-align="center" style:writing-mode="lr-tb"/>
    </style:style>
    <style:style style:name="ce25" style:family="table-cell">
      <loext:graphic-properties draw:textarea-vertical-align="middle"/>
      <style:paragraph-properties fo:text-align="center" style:writing-mode="lr-tb"/>
    </style:style>
    <style:style style:name="ce26" style:family="table-cell">
      <loext:graphic-properties draw:textarea-vertical-align="middle"/>
      <style:paragraph-properties fo:text-align="center" style:writing-mode="lr-tb"/>
    </style:style>
    <style:style style:name="ce27" style:family="table-cell">
      <loext:graphic-properties draw:textarea-vertical-align="middle"/>
      <style:paragraph-properties fo:text-align="center" style:writing-mode="lr-tb"/>
    </style:style>
    <style:style style:name="ce28" style:family="table-cell">
      <loext:graphic-properties draw:textarea-vertical-align="middle"/>
      <style:paragraph-properties fo:text-align="center" style:writing-mode="lr-tb"/>
    </style:style>
    <style:style style:name="ce29" style:family="table-cell">
      <loext:graphic-properties draw:textarea-vertical-align="middle"/>
      <style:paragraph-properties fo:text-align="center" style:writing-mode="lr-tb"/>
    </style:style>
    <style:style style:name="ce30" style:family="table-cell">
      <loext:graphic-properties draw:textarea-vertical-align="middle"/>
      <style:paragraph-properties fo:text-align="center"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5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background-color="transparent"/>
    </style:style>
    <style:style style:name="P10" style:family="paragraph">
      <loext:graphic-properties draw:fill="none"/>
      <style:paragraph-properties fo:text-align="center"/>
      <style:text-properties fo:color="#00a800"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style:writing-mode="lr-tb"/>
      <style:text-properties fo:text-shadow="none"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text-properties fo:color="#ff0000" fo:font-size="66pt" style:font-size-asian="66pt" style:font-size-complex="66pt"/>
    </style:style>
    <style:style style:name="T1" style:family="text">
      <style:text-properties fo:language="de" fo:country="DE"/>
    </style:style>
    <style:style style:name="T2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3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18pt" fo:language="de" fo:country="DE" style:font-size-asian="18pt" style:font-size-complex="18pt"/>
    </style:style>
    <style:style style:name="T6" style:family="text">
      <style:text-properties fo:font-size="6pt" fo:language="de" fo:country="DE" style:font-size-asian="6pt" style:font-size-complex="6pt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ff0000" fo:text-shadow="1pt 1pt"/>
    </style:style>
    <style:style style:name="T10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11" style:family="text">
      <style:text-properties fo:color="#b3b3b3" fo:font-size="32pt" fo:font-weight="bold" fo:background-color="transparent" style:font-size-asian="32pt" style:font-weight-asian="bold" style:font-size-complex="32pt" style:font-weight-complex="bold"/>
    </style:style>
    <style:style style:name="T12" style:family="text">
      <style:text-properties fo:color="#b2b2b2" fo:font-size="32pt" fo:font-weight="bold" fo:background-color="transparent" style:font-size-asian="32pt" style:font-weight-asian="bold" style:font-size-complex="32pt" style:font-weight-complex="bold"/>
    </style:style>
    <style:style style:name="T13" style:family="text">
      <style:text-properties fo:color="#00a800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0% 100%" fo:language="de" fo:country="DE"/>
    </style:style>
    <style:style style:name="T17" style:family="text">
      <style:text-properties fo:color="#ff0000" fo:font-size="66pt" style:font-size-asian="66pt" style:font-size-complex="6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">
        <style:list-level-properties text:min-label-width="1cm"/>
        <style:text-properties fo:font-family="StarSymbol" style:font-charset="x-symbol" fo:color="#000000" fo:font-size="8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min-label-width="1cm"/>
        <style:text-properties fo:font-family="StarSymbol" style:font-charset="x-symbol" fo:color="#000000" fo:font-size="7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 Darmstadt | Fachgebiet Rechnersysteme | Nam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8.406cm" svg:height="5.046cm" svg:x="0.997cm" svg:y="1.357cm" presentation:class="title" presentation:user-transformed="true">
          <draw:text-box>
            <text:list text:style-name="L1">
              <text:list-header>
                <text:p text:style-name="P1"><text:span text:style-name="T1">ESPRESSO</text:span></text:p>
              </text:list-header>
            </text:list>
          </draw:text-box>
        </draw:frame>
        <draw:frame presentation:style-name="pr2" draw:text-style-name="P2" draw:layer="layout" svg:width="17.299cm" svg:height="10.328cm" svg:x="7.399cm" svg:y="7.399cm" presentation:class="outline" presentation:user-transformed="true">
          <draw:text-box>
            <text:list text:style-name="L2">
              <text:list-header>
                <text:p text:style-name="P3"><text:span text:style-name="T2">Minitask</text:span></text:p>
                <text:p text:style-name="P3"><text:span text:style-name="T3"/></text:p>
                <text:p text:style-name="P3"><text:span text:style-name="T2">von Ludwig Mysel &amp; Mitja Stachowiak</text:span></text:p>
                <text:p text:style-name="P3"><text:span text:style-name="T4"/></text:p>
                <text:p text:style-name="P4"><text:span text:style-name="T5">Supervisor: </text:span><text:span text:style-name="T5"><text:tab/></text:span><text:span text:style-name="T5">M. Sc. Denis Wolf</text:span></text:p>
                <text:p text:style-name="P5"><text:span text:style-name="T6"/></text:p>
                <text:p text:style-name="P4"><text:span text:style-name="T5">Date:</text:span><text:span text:style-name="T5"><text:tab/></text:span><text:span text:style-name="T5"><text:tab/></text:span><text:span text:style-name="T5">14.06.2017</text:span></text:p>
                <text:p text:style-name="P5"><text:span text:style-name="T5"/></text:p>
                <text:p text:style-name="P5"><text:span text:style-name="T6"/></text:p>
                <text:p text:style-name="P5"><text:span text:style-name="T5">TU Darmstadt</text:span></text:p>
                <text:p text:style-name="P5"><text:span text:style-name="T5">Fachgebiet Rechnersysteme</text:span></text:p>
                <text:p text:style-name="P5"><text:span text:style-name="T5">Prof. Dr.-Ing. Christian Hochberger</text:span></text:p>
              </text:list-header>
            </text:list>
          </draw:text-box>
        </draw:frame>
        <presentation:notes draw:style-name="dp2">
          <draw:page-thumbnail draw:style-name="gr1" draw:layer="layout" svg:width="8.454cm" svg:height="6.338cm" svg:x="9.441cm" svg:y="1.904cm" draw:page-number="1" presentation:class="page"/>
          <draw:frame presentation:style-name="pr3" draw:text-style-name="P6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Implementing Espresso</text:span></text:p>
              </text:list-header>
            </text:list>
          </draw:text-box>
        </draw:frame>
        <draw:frame presentation:style-name="pr5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 xml:id="id1" text:id="id1">General problem of logic minimization: A unoptimized function (in DNF for example) never fits into memory. Espresso gets a highly optimized representation of the input and tries to optimize it further.</text:p>
              </text:list-item>
              <text:list-item>
                <text:p xml:id="id2" text:id="id2">Input consists of ON-set and DC-set, Espresso usually requires the OFF-set for fast expansion check.</text:p>
                <text:list>
                  <text:list-item>
                    <text:p xml:id="id3" text:id="id3">A algorithm for sufficiently efficient complementation of boolean functions is required</text:p>
                  </text:list-item>
                </text:list>
              </text:list-item>
              <text:list-item>
                <text:p xml:id="id4" text:id="id4">We used the Presto-approach instead</text:p>
                <text:list>
                  <text:list-item>
                    <text:p xml:id="id5" text:id="id5">Basically the same algorithm can be used, to create an intersect-free set</text:p>
                  </text:list-item>
                  <text:list-item>
                    <text:p xml:id="id6" text:id="id6">A verry fast covering check can be used with the intersect-free 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2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g xml:id="id9" draw:id="id9">
          <draw:custom-shape draw:style-name="gr2" draw:text-style-name="P7" draw:layer="layout" svg:width="1.8cm" svg:height="2.8cm" svg:x="9.8cm" svg:y="3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7" draw:layer="layout" svg:width="1.8cm" svg:height="2.8cm" svg:x="9.8cm" svg:y="11.9cm">
            <text:p text:style-name="P8"><text:s text:c="13"/><text:span text:style-name="T7">2</text:span></text:p>
            <text:p text:style-name="P8"/>
            <text:p text:style-name="P8"><text:span text:style-name="T8"/></text:p>
            <text:p text:style-name="P8"/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3cm" svg:height="1.8cm" svg:x="1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3cm" svg:height="1.8cm" svg:x="5.4cm" svg:y="11.9cm">
            <text:p text:style-name="P8"/>
            <text:p text:style-name="P8"/>
            <text:p text:style-name="P8"><text:s text:c="20"/><text:span text:style-name="T9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5cm" svg:height="1.8cm" svg:x="12.8cm" svg:y="6.7cm">
            <text:p text:style-name="P8"/>
            <text:p text:style-name="P8"/>
            <text:p text:style-name="P8"><text:s text:c="31"/><text:span text:style-name="T9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4.999cm" svg:height="1.801cm" svg:x="9.801cm" svg:y="4.1cm">
            <text:p text:style-name="P8"/>
            <text:p text:style-name="P8"/>
            <text:p text:style-name="P8"><text:s text:c="31"/><text:span text:style-name="T7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1.8cm" svg:height="1.8cm" svg:x="6.6cm" svg:y="6.8cm">
            <text:p text:style-name="P8"/>
            <text:p text:style-name="P8"/>
            <text:p text:style-name="P8"><text:s text:c="13"/><text:span text:style-name="T7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standard" draw:layer="layout" svg:width="12.628cm" svg:height="10.386cm" svg:x="5.912cm" svg:y="3.7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1</text:span></text:p>
              </table:table-cell>
              <table:table-cell table:style-name="ce2">
                <text:p text:style-name="P9"><text:span text:style-name="T11">0</text:span></text:p>
              </table:table-cell>
              <table:table-cell table:style-name="ce3">
                <text:p text:style-name="P9"><text:span text:style-name="T12">0</text:span></text:p>
              </table:table-cell>
              <table:table-cell>
                <text:p text:style-name="P9"><text:span text:style-name="T10">1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12">0</text:span></text:p>
              </table:table-cell>
              <table:table-cell table:style-name="ce1">
                <text:p text:style-name="P9"><text:span text:style-name="T10">1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1</text:span></text:p>
              </table:table-cell>
              <table:table-cell>
                <text:p text:style-name="P9"><text:span text:style-name="T10">1</text:span></text:p>
              </table:table-cell>
              <table:table-cell>
                <text:p text:style-name="P9"><text:span text:style-name="T10">1</text:span></text:p>
              </table:table-cell>
              <table:table-cell>
                <text:p text:style-name="P9"><text:span text:style-name="T10">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 table:style-name="ce1">
                <text:p text:style-name="P9"><text:span text:style-name="T10">1</text:span></text:p>
              </table:table-cell>
              <table:table-cell>
                <text:p text:style-name="P9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Covering-check example</text:span></text:p>
              </text:list-header>
            </text:list>
          </draw:text-box>
        </draw:frame>
        <draw:custom-shape draw:style-name="gr9" draw:text-style-name="P7" draw:layer="layout" svg:width="3.4cm" svg:height="1.8cm" svg:x="15.8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4cm" svg:height="1.8cm" svg:x="5cm" svg:y="4.1cm">
          <text:p text:style-name="P8"/>
          <text:p text:style-name="P8"/>
          <text:p text:style-name="P8"><text:s text:c="22"/><text:span text:style-name="T13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3" draw:id="id13" draw:layer="layout" svg:width="11.199cm" svg:height="1.801cm" svg:x="6.601cm" svg:y="9.3cm">
          <text:p text:style-name="P8"/>
          <text:p text:style-name="P8"/>
          <text:p text:style-name="P8"><text:span text:style-name="T13">2</text:span> <text:s text:c="6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4" draw:id="id14" draw:layer="layout" svg:width="1.8cm" svg:height="4.4cm" svg:x="13cm" svg:y="9.3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><text:s text:c="12"/></text:span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path draw:style-name="gr13" draw:text-style-name="P11" draw:layer="layout" svg:width="3.776cm" svg:height="4.471cm" svg:x="11.201cm" svg:y="6.64cm" svg:viewBox="0 0 3777 4472" svg:d="M0 68c221-26 439 43 661 22 250-23 501 13 750 44 243 29 461-59 705-44 227 14 455-67 684-44 221 22 450-94 661-22 279 95 194 432 199 661 5 264 8 532 66 794 50 223 16 455 22 684 8 285-1 572 22 859 19 241-6 486 0 728 5 235 22 630-309 639-246 6-481 17-727 23-238 5-470 20-706 44-234 24-472 18-706 0-258-20-514-16-771-22h-221-220-22">
            <text:p/>
          </draw:path>
          <draw:line draw:style-name="gr14" draw:text-style-name="P11" draw:layer="layout" svg:x1="11.4cm" svg:y1="7.7cm" svg:x2="12.6cm" svg:y2="7.7cm">
            <text:p/>
          </draw:line>
          <draw:line draw:style-name="gr15" draw:text-style-name="P11" draw:layer="layout" svg:x1="11.4cm" svg:y1="10.1cm" svg:x2="12.6cm" svg:y2="10.1cm">
            <text:p/>
          </draw:line>
        </draw:g>
        <draw:custom-shape draw:style-name="gr16" draw:text-style-name="P10" draw:layer="layout" svg:width="1.6cm" svg:height="4.4cm" svg:x="9.8cm" svg:y="6.7cm">
          <text:p text:style-name="P8"><text:span text:style-name="T13"><text:s text:c="12"/></text:span><text:span text:style-name="T13">4</text:span></text:p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112cm" svg:height="10.6cm" svg:x="18.54cm" svg:y="3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2.8cm" svg:height="0.747cm" svg:x="5.8cm" svg:y="2.95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112cm" svg:height="10.6cm" svg:x="4.8cm" svg:y="3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2.8cm" svg:height="1.047cm" svg:x="5.8cm" svg:y="14.1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2.628cm" svg:height="10.386cm" svg:x="5.912cm" svg:y="3.747cm">
          <text:p/>
          <draw:enhanced-geometry svg:viewBox="0 0 21600 21600" draw:type="rectangle" draw:enhanced-path="M 0 0 L 21600 0 21600 21600 0 21600 0 0 Z N"/>
        </draw:custom-shape>
        <draw:g xml:id="id11" draw:id="id11">
          <draw:custom-shape draw:style-name="gr22" draw:text-style-name="P7" draw:layer="layout" svg:width="1.201cm" svg:height="4cm" svg:x="10cm" svg:y="6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7" draw:layer="layout" svg:width="1.201cm" svg:height="4cm" svg:x="13.199cm" svg:y="6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custom-shape draw:style-name="gr24" draw:text-style-name="P7" draw:layer="layout" svg:width="0.822cm" svg:height="1.001cm" svg:x="13.378cm" svg:y="9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7" draw:layer="layout" svg:width="0.822cm" svg:height="1.001cm" svg:x="13.378cm" svg:y="7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5" draw:id="id15">
          <draw:custom-shape draw:style-name="gr26" draw:text-style-name="P7" draw:layer="layout" svg:width="1.799cm" svg:height="1.801cm" svg:x="6.601cm" svg:y="9.301cm">
            <text:p text:style-name="P8"/>
            <text:p text:style-name="P8"/>
            <text:p text:style-name="P8"><text:span text:style-name="T13">2</text:span> <text:s text:c="1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4.8cm" svg:height="1.801cm" svg:x="13cm" svg:y="9.301cm">
            <text:p text:style-name="P8"/>
            <text:p text:style-name="P8"/>
            <text:p text:style-name="P8"><text:s text:c="30"/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7" draw:layer="layout" svg:width="1.799cm" svg:height="1.801cm" svg:x="13cm" svg:y="11.899cm">
            <text:p text:style-name="P8"/>
            <text:p text:style-name="P8"/>
            <text:p text:style-name="P8"><text:span text:style-name="T14"/></text:p>
            <text:p text:style-name="P8"><text:s text:c="12"/><text:span text:style-name="T1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7" xml:id="id17" draw:id="id17" draw:layer="layout" svg:width="5.378cm" svg:height="4.8cm" svg:x="9.6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1.6cm" svg:height="1.351cm" svg:x="1.8cm" svg:y="15.249cm">
          <draw:text-box>
            <text:p xml:id="id8" text:id="id8" text:style-name="P13"><text:span text:style-name="T15">Check against offset</text:span></text:p>
          </draw:text-box>
        </draw:frame>
        <draw:frame draw:style-name="gr30" draw:text-style-name="P14" draw:layer="layout" svg:width="21.6cm" svg:height="1.351cm" svg:x="1.8cm" svg:y="15.249cm">
          <draw:text-box>
            <text:p xml:id="id10" text:id="id10" text:style-name="P13"><text:span text:style-name="T15">Presto</text:span></text:p>
          </draw:text-box>
        </draw:frame>
        <draw:frame draw:style-name="gr30" draw:text-style-name="P14" draw:layer="layout" svg:width="21.6cm" svg:height="1.351cm" svg:x="1.8cm" svg:y="15.249cm">
          <draw:text-box>
            <text:p xml:id="id16" text:id="id16" text:style-name="P13"><text:span text:style-name="T15">Intersect-free 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heckerboard" presentation:preset-sub-type="across">
                  <anim:transitionFilter smil:dur="0.5s" smil:targetElement="id9" smil:type="checkerBoardWipe" smil:subtype="across" smil:mode="out"/>
                  <anim:set smil:begin="0.499s" smil:dur="0.001s" smil:fill="hold" smil:targetElement="id9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3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Evaluation</text:span></text:p>
              </text:list-header>
            </text:list>
          </draw:text-box>
        </draw:frame>
        <draw:frame presentation:style-name="pr7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 xml:id="id18" text:id="id18">ABC implementation is much faster</text:p>
              </text:list-item>
              <text:list-item>
                <text:p xml:id="id19" text:id="id19">Only a few benchmarks tested</text:p>
              </text:list-item>
              <text:list-item>
                <text:p xml:id="id20" text:id="id20">Our implementation not yet ready</text:p>
                <text:list>
                  <text:list-item>
                    <text:p xml:id="id21" text:id="id21">Bug when having more than 32 input variables</text:p>
                  </text:list-item>
                  <text:list-item>
                    <text:p xml:id="id22" text:id="id22">Cannot compare functions containing a DC-set with ABC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4" presentation:class="page"/>
          <draw:frame presentation:style-name="pr6" draw:text-style-name="P15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5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Evaluation</text:span></text:p>
              </text:list-header>
            </text:list>
          </draw:text-box>
        </draw:frame>
        <draw:frame presentation:style-name="pr8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>Comparison of tested benchmarks</text:p>
                <text:p/>
              </text:list-item>
            </text:list>
          </draw:text-box>
        </draw:frame>
        <draw:frame draw:name="Tabelle 3" draw:style-name="standard" draw:layer="layout" svg:width="25.152cm" svg:height="7.558cm" svg:x="0.087cm" svg:y="6.15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4">
                <text:p text:style-name="P16"><text:span text:style-name="T1">benchmark</text:span></text:p>
              </table:table-cell>
              <table:table-cell table:style-name="ce5">
                <text:p text:style-name="P16"><text:span text:style-name="T1">inputs</text:span></text:p>
              </table:table-cell>
              <table:table-cell table:style-name="ce6">
                <text:p text:style-name="P16"><text:span text:style-name="T1">functions</text:span></text:p>
              </table:table-cell>
              <table:table-cell table:style-name="ce7">
                <text:p text:style-name="P16"><text:span text:style-name="T1">cubes</text:span><text:span text:style-name="T16"> total</text:span></text:p>
              </table:table-cell>
              <table:table-cell table:style-name="ce8">
                <text:p text:style-name="P16"><text:span text:style-name="T1">cubes</text:span><text:span text:style-name="T16"> ABC</text:span></text:p>
              </table:table-cell>
              <table:table-cell table:style-name="ce9">
                <text:p text:style-name="P16"><text:span text:style-name="T1">cubes our impl.</text:span></text:p>
              </table:table-cell>
            </table:table-row>
            <table:table-row table:style-name="ro4">
              <table:table-cell table:style-name="ce10">
                <text:p text:style-name="P17"><text:span text:style-name="T1">lion_Binary.blif</text:span></text:p>
                <text:p text:style-name="P17"><text:span text:style-name="T1">(Moodle-Example)</text:span></text:p>
              </table:table-cell>
              <table:table-cell table:style-name="ce11">
                <text:p text:style-name="P18"><text:span text:style-name="T1">4</text:span></text:p>
              </table:table-cell>
              <table:table-cell table:style-name="ce12">
                <text:p text:style-name="P18"><text:span text:style-name="T1">3</text:span></text:p>
              </table:table-cell>
              <table:table-cell table:style-name="ce13">
                <text:p text:style-name="P18"><text:span text:style-name="T1">18</text:span></text:p>
              </table:table-cell>
              <table:table-cell table:style-name="ce14">
                <text:p text:style-name="P18"><text:span text:style-name="T1">11</text:span></text:p>
              </table:table-cell>
              <table:table-cell table:style-name="ce15">
                <text:p text:style-name="P18"><text:span text:style-name="T1">11</text:span></text:p>
              </table:table-cell>
            </table:table-row>
            <table:table-row table:style-name="ro5">
              <table:table-cell table:style-name="ce10">
                <text:p text:style-name="P17"><text:span text:style-name="T1">pdc </text:span><text:span text:style-name="T16">(DCs removed)</text:span></text:p>
              </table:table-cell>
              <table:table-cell table:style-name="ce16">
                <text:p text:style-name="P18"><text:span text:style-name="T1">16</text:span></text:p>
              </table:table-cell>
              <table:table-cell table:style-name="ce17">
                <text:p text:style-name="P18"><text:span text:style-name="T1">40</text:span></text:p>
              </table:table-cell>
              <table:table-cell table:style-name="ce18">
                <text:p text:style-name="P18"><text:span text:style-name="T1">2417</text:span></text:p>
              </table:table-cell>
              <table:table-cell table:style-name="ce19">
                <text:p text:style-name="P18"><text:span text:style-name="T1">448</text:span></text:p>
              </table:table-cell>
              <table:table-cell table:style-name="ce20">
                <text:p text:style-name="P18"><text:span text:style-name="T1">449</text:span></text:p>
              </table:table-cell>
            </table:table-row>
            <table:table-row table:style-name="ro4">
              <table:table-cell table:style-name="ce10">
                <text:p text:style-name="P17"><text:span text:style-name="T1">ex1010 (setting</text:span><text:span text:style-name="T16"> DCs to ON)</text:span></text:p>
              </table:table-cell>
              <table:table-cell table:style-name="ce21">
                <text:p text:style-name="P18"><text:span text:style-name="T1">10</text:span></text:p>
              </table:table-cell>
              <table:table-cell table:style-name="ce22">
                <text:p text:style-name="P18"><text:span text:style-name="T1">10</text:span></text:p>
              </table:table-cell>
              <table:table-cell table:style-name="ce23">
                <text:p text:style-name="P18"><text:span text:style-name="T1">1146</text:span></text:p>
              </table:table-cell>
              <table:table-cell table:style-name="ce24">
                <text:p text:style-name="P18"><text:span text:style-name="T1">1026</text:span></text:p>
              </table:table-cell>
              <table:table-cell table:style-name="ce25">
                <text:p text:style-name="P18"><text:span text:style-name="T1">1090</text:span></text:p>
              </table:table-cell>
            </table:table-row>
            <table:table-row table:style-name="ro5">
              <table:table-cell table:style-name="ce10">
                <text:p text:style-name="P17"><text:span text:style-name="T1">Ex1010</text:span></text:p>
              </table:table-cell>
              <table:table-cell table:style-name="ce26">
                <text:p text:style-name="P18"><text:span text:style-name="T1">10</text:span></text:p>
              </table:table-cell>
              <table:table-cell table:style-name="ce27">
                <text:p text:style-name="P18"><text:span text:style-name="T1">10</text:span></text:p>
              </table:table-cell>
              <table:table-cell table:style-name="ce28">
                <text:p text:style-name="P18"><text:span text:style-name="T1">1146</text:span></text:p>
              </table:table-cell>
              <table:table-cell table:style-name="ce29">
                <text:p text:style-name="P18"><text:span text:style-name="T1">953</text:span></text:p>
              </table:table-cell>
              <table:table-cell table:style-name="ce30">
                <text:p text:style-name="P18"><text:span text:style-name="T1">46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8.462cm" svg:height="6.346cm" svg:x="9.441cm" svg:y="1.905cm" draw:page-number="5" presentation:class="page"/>
          <draw:frame presentation:style-name="pr6" draw:text-style-name="P15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6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Conclusion</text:span></text:p>
              </text:list-header>
            </text:list>
          </draw:text-box>
        </draw:frame>
        <draw:frame presentation:style-name="pr9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 xml:id="id23" text:id="id23">Espresso is a big playground</text:p>
              </text:list-item>
              <text:list-item>
                <text:p xml:id="id24" text:id="id24">Time was enough for just a very simple implementation</text:p>
              </text:list-item>
              <text:list-item>
                <text:p xml:id="id25" text:id="id25">To be continued…</text:p>
                <text:list>
                  <text:list-item>
                    <text:p xml:id="id26" text:id="id26">With a fix for „32-input-variables“-bug</text:p>
                  </text:list-item>
                  <text:list-item>
                    <text:p xml:id="id27" text:id="id27">Offset computation</text:p>
                  </text:list-item>
                  <text:list-item>
                    <text:p xml:id="id28" text:id="id28">Performance-profiling and optimization</text:p>
                  </text:list-item>
                </text:list>
              </text:list-item>
            </text:list>
          </draw:text-box>
        </draw:frame>
        <draw:frame draw:style-name="gr31" draw:text-style-name="P19" draw:layer="layout" svg:width="16.949cm" svg:height="3.044cm" draw:transform="rotate (0.383623369588354) translate (7.2cm 13.577cm)">
          <draw:text-box>
            <text:p xml:id="id29" text:id="id29"><text:span text:style-name="T17">??? Fragen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6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svg:stroke-color="#808080" draw:fill="none" draw:textarea-horizontal-align="justify" draw:textarea-vertical-align="top" draw:auto-grow-height="false" draw:fit-to-size="shrink-to-fit" fo:padding-top="0.13cm" fo:padding-bottom="0.13cm" fo:padding-left="0.25cm" fo:padding-right="0.25cm" draw:shadow-color="#000000">
        <text:list-style style:name="Titel1-outline1">
          <text:list-level-style-bullet text:level="1" text:bullet-char="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">
            <style:list-level-properties text:space-before="1.27cm" text:min-label-width="0.793cm"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cm" style:type="right" style:leader-style="dotted" style:leader-text=".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 svg:stroke-color="#808080"/>
      <style:paragraph-properties fo:margin-left="2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42cm" fo:page-height="18.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4cm"/>
    </style:style>
    <style:style style:name="Mgr3" style:family="graphic" style:parent-style-name="standard">
      <style:graphic-properties draw:stroke="none" draw:fill="solid" draw:fill-color="#00458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3cm, 0cm, 0cm)" draw:image-opacity="100%" style:mirror="none"/>
    </style:style>
    <style:style style:name="Mgr5" style:family="graphic" style:parent-style-name="standard">
      <style:graphic-properties draw:stroke="solid" svg:stroke-width="0.02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4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fo:min-height="0.764cm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punctuation-wrap="hanging" style:line-break="stric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0.449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0.449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0.449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0.449cm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b5b5b5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93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000000" style:font-name="Arial" fo:font-size="14pt" fo:language="de" fo:country="DE" style:font-name-asian="DejaVu Sans" style:font-size-asian="14pt" style:font-name-complex="DejaVu Sans" style:font-size-complex="14pt"/>
    </style:style>
    <style:style style:name="MT4" style:family="text">
      <style:text-properties style:font-name="Stafford" fo:font-size="10pt" fo:language="de" fo:country="DE" style:font-name-asian="DejaVu Sans" style:font-size-asian="10pt" style:font-name-complex="DejaVu Sans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05cm" svg:height="5.853cm" svg:x="1cm" svg:y="2.515cm"/>
      <draw:page-thumbnail draw:layer="backgroundobjects" svg:width="7.805cm" svg:height="5.853cm" svg:x="1cm" svg:y="10.511cm"/>
      <draw:page-thumbnail draw:layer="backgroundobjects" svg:width="7.805cm" svg:height="5.853cm" svg:x="9.806cm" svg:y="2.515cm"/>
      <draw:page-thumbnail draw:layer="backgroundobjects" svg:width="7.805cm" svg:height="5.853cm" svg:x="9.806cm" svg:y="10.511cm"/>
      <draw:page-thumbnail draw:layer="backgroundobjects" svg:width="7.805cm" svg:height="5.853cm" svg:x="18.612cm" svg:y="2.515cm"/>
      <draw:page-thumbnail draw:layer="backgroundobjects" svg:width="7.805cm" svg:height="5.853cm" svg:x="18.612cm" svg:y="10.511cm"/>
      <draw:frame draw:style-name="Mgr1" draw:text-style-name="MP2" draw:layer="backgroundobjects" svg:width="11.899cm" svg:height="0.94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99cm" svg:height="0.943cm" svg:x="15.5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99cm" svg:height="0.943cm" svg:x="0cm" svg:y="17.93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99cm" svg:height="0.943cm" svg:x="15.52cm" svg:y="17.93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24.006cm" svg:height="5.8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.204cm" svg:height="2.2cm" svg:x="19.923cm" svg:y="1.826cm">
        <draw:image xlink:href="Pictures/10000201000001DD000000BFCBD71CA060767EA9.png" xlink:type="simple" xlink:show="embed" xlink:actuate="onLoad">
          <text:p/>
        </draw:image>
      </draw:frame>
      <draw:line draw:style-name="Mgr5" draw:text-style-name="MP6" draw:layer="backgroundobjects" svg:x1="0.701cm" svg:y1="18.027cm" svg:x2="24.703cm" svg:y2="18.031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4cm" svg:x="0.697cm" svg:y="1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4.002cm" svg:height="0.022cm" svg:x="0.697cm" svg:y="6.826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8.397cm" svg:height="5.037cm" svg:x="0.996cm" svg:y="1.358cm" presentation:class="title" presentation:placeholder="true">
        <draw:text-box/>
      </draw:frame>
      <draw:frame presentation:style-name="Standard-outline1" draw:layer="backgroundobjects" svg:width="17.29cm" svg:height="10.319cm" svg:x="7.4cm" svg:y="7.4cm" presentation:class="outline" presentation:placeholder="true">
        <draw:text-box/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7.06.14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8" draw:text-style-name="MP6" draw:layer="backgroundobjects" svg:width="2.848cm" svg:height="1.927cm" svg:x="21.802cm" svg:y="4.273cm">
        <draw:image xlink:href="Pictures/100000000000014A000000EC08AEDCDAE5B86211.jpg" xlink:type="simple" xlink:show="embed" xlink:actuate="onLoad">
          <text:p/>
        </draw:image>
      </draw:frame>
      <draw:custom-shape draw:style-name="Mgr9" draw:text-style-name="MP9" draw:layer="backgroundobjects" svg:width="2.972cm" svg:height="0.595cm" svg:x="23.799cm" svg:y="18.208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24.2cm" svg:height="0.764cm" svg:x="0.6cm" svg:y="18.208cm">
        <draw:text-box>
          <text:p text:style-name="MP11"><text:span text:style-name="MT3">TU Darmstadt | Fachgebiet Rechnersysteme | Ludwig Mysel &amp; Mitja Stachowiak</text:span></text:p>
        </draw:text-box>
      </draw:fram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EC4E7AB18BDF4498.png" xlink:type="simple" xlink:show="embed" xlink:actuate="onLoad">
            <text:p/>
          </draw:image>
        </draw:frame>
        <draw:frame presentation:style-name="Mpr2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Standard-title" draw:layer="backgroundobjects" svg:width="8.454cm" svg:height="6.338cm" svg:x="9.441cm" svg:y="1.904cm" presentation:class="page"/>
        <draw:frame presentation:style-name="Standard-notes" draw:layer="backgroundobjects" svg:width="25.889cm" svg:height="8.838cm" svg:x="0.762cm" svg:y="8.845cm" presentation:class="notes" presentation:placeholder="true">
          <draw:text-box/>
        </draw:frame>
        <draw:frame presentation:style-name="Mpr3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4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  <style:master-page style:name="Titel1" style:page-layout-name="PM1" draw:style-name="Mdp1">
      <draw:custom-shape draw:style-name="Mgr12" draw:text-style-name="MP9" draw:layer="backgroundobjects" svg:width="24.006cm" svg:height="3.0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4.198cm" svg:height="1.782cm" svg:x="20.801cm" svg:y="1.058cm">
        <draw:image xlink:href="Pictures/10000201000001DD000000BFCBD71CA060767EA9.png" xlink:type="simple" xlink:show="embed" xlink:actuate="onLoad">
          <text:p/>
        </draw:image>
      </draw:frame>
      <draw:line draw:style-name="Mgr5" draw:text-style-name="MP6" draw:layer="backgroundobjects" svg:x1="0.701cm" svg:y1="2.84cm" svg:x2="24.703cm" svg:y2="2.844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39cm" svg:x="0.697cm" svg:y="1.019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19.094cm" svg:height="2.033cm" svg:x="0.997cm" svg:y="0.959cm" presentation:class="title" presentation:placeholder="true">
        <draw:text-box/>
      </draw:frame>
      <draw:frame presentation:style-name="Titel1-outline1" draw:layer="backgroundobjects" svg:width="23.993cm" svg:height="14.523cm" svg:x="0.696cm" svg:y="3.201cm" presentation:class="outline" presentation:placeholder="true">
        <draw:text-box/>
      </draw:frame>
      <draw:frame presentation:style-name="Mpr5" draw:text-style-name="MP21" draw:layer="backgroundobjects" svg:width="24.191cm" svg:height="0.839cm" svg:x="0.599cm" svg:y="18.203cm" presentation:class="footer">
        <draw:text-box>
          <text:list text:style-name="ML1">
            <text:list-header>
              <text:p text:style-name="MP20"><text:span text:style-name="MT3">TU Darmstadt | Fachgebiet Rechnersysteme | Ludwig Mysel &amp; Mitja Stachowiak</text:span></text:p>
            </text:list-header>
          </text:list>
        </draw:text-box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7.06.1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2.972cm" svg:height="0.595cm" svg:x="23.799cm" svg:y="18.199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EC4E7AB18BDF4498.png" xlink:type="simple" xlink:show="embed" xlink:actuate="onLoad">
            <text:p/>
          </draw:image>
        </draw:frame>
        <draw:frame presentation:style-name="Mpr6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Titel1-title" draw:layer="backgroundobjects" svg:width="8.454cm" svg:height="6.338cm" svg:x="9.441cm" svg:y="1.904cm" presentation:class="page"/>
        <draw:frame presentation:style-name="Titel1-notes" draw:layer="backgroundobjects" svg:width="25.889cm" svg:height="8.838cm" svg:x="0.762cm" svg:y="8.845cm" presentation:class="notes" presentation:placeholder="true">
          <draw:text-box/>
        </draw:frame>
        <draw:frame presentation:style-name="Mpr7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8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tolemy II</dc:title>
    <meta:initial-creator>Florian Markert</meta:initial-creator>
    <meta:creation-date>2009-09-08T17:20:58</meta:creation-date>
    <dc:date>2017-06-14T00:58:02.212000000</dc:date>
    <meta:editing-cycles>471</meta:editing-cycles>
    <meta:editing-duration>P25DT1H56M57S</meta:editing-duration>
    <meta:generator>LibreOffice/5.3.2.2$Windows_X86_64 LibreOffice_project/6cd4f1ef626f15116896b1d8e1398b56da0d0ee1</meta:generator>
    <meta:document-statistic meta:object-count="126"/>
  </office:meta>
</office:document-meta>
</file>